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FLORES ZAMORA, YOVANNA VICKY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ISEL ANC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REQUIPA - SENATI</text:span></text:p>
      <text:p text:style-name="P6"/>
      <text:p text:style-name="P6">Recojo: <text:span text:style-name="T3">FLORES ZAMORA, YOVANNA VICKY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4:56:3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